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stant step size resul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 of levels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um quantization step size</text:p>
          </table:table-cell>
          <table:table-cell office:value-type="string" calcext:value-type="string">
            <text:p>Compression Ratio (bridge)</text:p>
          </table:table-cell>
          <table:table-cell office:value-type="string" calcext:value-type="string">
            <text:p>Optimal Step size (bridg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6995486315142" calcext:value-type="float">
            <text:p>2.5699548632</text:p>
          </table:table-cell>
          <table:table-cell office:value-type="float" office:value="9.3551208769053" calcext:value-type="float">
            <text:p>9.3551208769</text:p>
          </table:table-cell>
          <table:table-cell office:value-type="float" office:value="1.63308768874907" calcext:value-type="float">
            <text:p>1.6330876887</text:p>
          </table:table-cell>
          <table:table-cell office:value-type="float" office:value="6.90039345497276" calcext:value-type="float">
            <text:p>6.900393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4281377859488" calcext:value-type="float">
            <text:p>2.6428137786</text:p>
          </table:table-cell>
          <table:table-cell office:value-type="float" office:value="7.63047108923836" calcext:value-type="float">
            <text:p>7.6304710892</text:p>
          </table:table-cell>
          <table:table-cell office:value-type="float" office:value="1.70634924789254" calcext:value-type="float">
            <text:p>1.7063492479</text:p>
          </table:table-cell>
          <table:table-cell office:value-type="float" office:value="6.07128871454045" calcext:value-type="float">
            <text:p>6.0712887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7647867129561" calcext:value-type="float">
            <text:p>2.4764786713</text:p>
          </table:table-cell>
          <table:table-cell office:value-type="float" office:value="6.5659752845987" calcext:value-type="float">
            <text:p>6.5659752846</text:p>
          </table:table-cell>
          <table:table-cell office:value-type="float" office:value="1.64687356006561" calcext:value-type="float">
            <text:p>1.6468735601</text:p>
          </table:table-cell>
          <table:table-cell office:value-type="float" office:value="5.46875639451932" calcext:value-type="float">
            <text:p>5.4687563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5079350198715" calcext:value-type="float">
            <text:p>2.250793502</text:p>
          </table:table-cell>
          <table:table-cell office:value-type="float" office:value="5.58166444884478" calcext:value-type="float">
            <text:p>5.5816644488</text:p>
          </table:table-cell>
          <table:table-cell office:value-type="float" office:value="1.5773004555249" calcext:value-type="float">
            <text:p>1.5773004555</text:p>
          </table:table-cell>
          <table:table-cell office:value-type="float" office:value="5.0194392919179" calcext:value-type="float">
            <text:p>5.01943929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6982455501369" calcext:value-type="float">
            <text:p>1.969824555</text:p>
          </table:table-cell>
          <table:table-cell office:value-type="float" office:value="4.46995293753991" calcext:value-type="float">
            <text:p>4.4699529375</text:p>
          </table:table-cell>
          <table:table-cell office:value-type="float" office:value="1.49902083421178" calcext:value-type="float">
            <text:p>1.4990208342</text:p>
          </table:table-cell>
          <table:table-cell office:value-type="float" office:value="4.58876030490831" calcext:value-type="float">
            <text:p>4.5887603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3439742295355" calcext:value-type="float">
            <text:p>1.934397423</text:p>
          </table:table-cell>
          <table:table-cell office:value-type="float" office:value="4.32204488281238" calcext:value-type="float">
            <text:p>4.3220448828</text:p>
          </table:table-cell>
          <table:table-cell office:value-type="float" office:value="1.42688960812679" calcext:value-type="float">
            <text:p>1.4268896081</text:p>
          </table:table-cell>
          <table:table-cell office:value-type="float" office:value="4.18617388175755" calcext:value-type="float">
            <text:p>4.1861738818</text:p>
          </table:table-cell>
        </table:table-row>
      </table:table>
      <table:table table:name="equal M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 of levels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um quantization step size</text:p>
          </table:table-cell>
          <table:table-cell office:value-type="string" calcext:value-type="string">
            <text:p>Compression Ratio (bridge)</text:p>
          </table:table-cell>
          <table:table-cell office:value-type="string" calcext:value-type="string">
            <text:p>Optimal Step size (bridg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9187699343915" calcext:value-type="float">
            <text:p>2.4918769934</text:p>
          </table:table-cell>
          <table:table-cell office:value-type="float" office:value="2974.26023433319" calcext:value-type="float">
            <text:p>2974.2602343332</text:p>
          </table:table-cell>
          <table:table-cell office:value-type="float" office:value="1.659351624872" calcext:value-type="float">
            <text:p>1.6593516249</text:p>
          </table:table-cell>
          <table:table-cell office:value-type="float" office:value="2003.80002336184" calcext:value-type="float">
            <text:p>2003.8000233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663786551536" calcext:value-type="float">
            <text:p>2.9663786552</text:p>
          </table:table-cell>
          <table:table-cell office:value-type="float" office:value="2709.27362619463" calcext:value-type="float">
            <text:p>2709.2736261946</text:p>
          </table:table-cell>
          <table:table-cell office:value-type="float" office:value="1.83075981433903" calcext:value-type="float">
            <text:p>1.8307598143</text:p>
          </table:table-cell>
          <table:table-cell office:value-type="float" office:value="1861.03515578964" calcext:value-type="float">
            <text:p>1861.0351557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0772094671877" calcext:value-type="float">
            <text:p>3.1077209467</text:p>
          </table:table-cell>
          <table:table-cell office:value-type="float" office:value="2602.04514038969" calcext:value-type="float">
            <text:p>2602.0451403897</text:p>
          </table:table-cell>
          <table:table-cell office:value-type="float" office:value="1.88851767194962" calcext:value-type="float">
            <text:p>1.8885176719</text:p>
          </table:table-cell>
          <table:table-cell office:value-type="float" office:value="1819.83886686144" calcext:value-type="float">
            <text:p>1819.8388668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4509268241914" calcext:value-type="float">
            <text:p>3.1450926824</text:p>
          </table:table-cell>
          <table:table-cell office:value-type="float" office:value="2563.63426222968" calcext:value-type="float">
            <text:p>2563.6342622297</text:p>
          </table:table-cell>
          <table:table-cell office:value-type="float" office:value="1.90424246619878" calcext:value-type="float">
            <text:p>1.9042424662</text:p>
          </table:table-cell>
          <table:table-cell office:value-type="float" office:value="1810.1005502458" calcext:value-type="float">
            <text:p>1810.10055024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571409289267" calcext:value-type="float">
            <text:p>3.1571409289</text:p>
          </table:table-cell>
          <table:table-cell office:value-type="float" office:value="2558.21596109161" calcext:value-type="float">
            <text:p>2558.2159610916</text:p>
          </table:table-cell>
          <table:table-cell office:value-type="float" office:value="1.90796607666321" calcext:value-type="float">
            <text:p>1.9079660767</text:p>
          </table:table-cell>
          <table:table-cell office:value-type="float" office:value="1806.5221112039" calcext:value-type="float">
            <text:p>1806.5221112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5754405260136" calcext:value-type="float">
            <text:p>3.1575440526</text:p>
          </table:table-cell>
          <table:table-cell office:value-type="float" office:value="2555.17863293323" calcext:value-type="float">
            <text:p>2555.1786329332</text:p>
          </table:table-cell>
          <table:table-cell office:value-type="float" office:value="1.90970443805613" calcext:value-type="float">
            <text:p>1.9097044381</text:p>
          </table:table-cell>
          <table:table-cell office:value-type="float" office:value="1806.20579311111" calcext:value-type="float">
            <text:p>1806.205793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.R-J. Capel</meta:initial-creator>
    <meta:creation-date>2016-05-15T17:07:11.445725898</meta:creation-date>
    <dc:date>2016-05-15T18:03:51.640629005</dc:date>
    <dc:creator>N.R-J. Capel</dc:creator>
    <meta:editing-duration>PT26M19S</meta:editing-duration>
    <meta:editing-cycles>1</meta:editing-cycles>
    <meta:document-statistic meta:table-count="2" meta:cell-count="70" meta:object-count="0"/>
    <meta:generator>LibreOffice/4.3.7.2$Linux_X86_64 LibreOffice_project/430$Build-2</meta:generator>
  </office:meta>
</office:document-meta>
</file>